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8*"/>
    </style:style>
    <style:style style:name="Tabela1.B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767cm"/>
    </style:style>
    <style:style style:name="P1" style:family="paragraph" style:parent-style-name="Table_20_Contents">
      <style:text-properties officeooo:rsid="000cb3a3" officeooo:paragraph-rsid="000cb3a3"/>
    </style:style>
    <style:style style:name="P2" style:family="paragraph" style:parent-style-name="Table_20_Contents">
      <style:paragraph-properties fo:text-align="center" style:justify-single-word="false"/>
      <style:text-properties officeooo:rsid="000cb3a3" officeooo:paragraph-rsid="000cb3a3"/>
    </style:style>
    <style:style style:name="P3" style:family="paragraph" style:parent-style-name="Table_20_Contents">
      <style:text-properties officeooo:rsid="000cdaf8" officeooo:paragraph-rsid="000cdaf8"/>
    </style:style>
    <style:style style:name="P4" style:family="paragraph" style:parent-style-name="Table_20_Contents">
      <style:text-properties officeooo:rsid="000cb3a3" officeooo:paragraph-rsid="000fd49f"/>
    </style:style>
    <style:style style:name="T1" style:family="text">
      <style:text-properties officeooo:rsid="000cd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4">Identificação: UC 001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Nome: 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Atores: <text:span text:style-name="T1">Adm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Tipo: <text:span text:style-name="T1">Gerir sistema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Pré-condições: <text:span text:style-name="T1">O administrador do sistema deve possuir seu usuário cadastrado no sistema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Pós-condições: <text:span text:style-name="T1">Clínica criada com sucesso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">Sequência típica de eventos</text:p>
          </table:table-cell>
          <table:covered-table-cell/>
        </table:table-row>
        <table:table-row>
          <table:table-cell table:style-name="Tabela1.A8" office:value-type="string">
            <text:p text:style-name="P2">Ator</text:p>
          </table:table-cell>
          <table:table-cell table:style-name="Tabela1.A1" office:value-type="string">
            <text:p text:style-name="P2">Sistema</text:p>
          </table:table-cell>
        </table:table-row>
        <table:table-row>
          <table:table-cell table:style-name="Tabela1.A9" office:value-type="string">
            <text:p text:style-name="P3">1. Abre o sistema</text:p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P3">2. Loga no sistema.</text:p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1">
          <table:table-cell table:style-name="Tabela1.A9" office:value-type="string">
            <text:p text:style-name="P3">3. </text:p>
          </table:table-cell>
          <table:table-cell table:style-name="Tabe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5:06:11.511716688</meta:creation-date>
    <dc:date>2016-05-12T19:50:06.590174475</dc:date>
    <meta:editing-duration>PT28M10S</meta:editing-duration>
    <meta:editing-cycles>3</meta:editing-cycles>
    <meta:generator>LibreOffice/5.1.2.2$Linux_X86_64 LibreOffice_project/10m0$Build-2</meta:generator>
    <meta:document-statistic meta:table-count="1" meta:image-count="0" meta:object-count="0" meta:page-count="1" meta:paragraph-count="12" meta:word-count="41" meta:character-count="266" meta:non-whitespace-character-count="235"/>
  </office:meta>
</office:document-meta>
</file>